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6764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2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Less than high school completion</text:p>
          </table:table-cell>
          <table:table-cell table:style-name="ce1" office:value-type="string">
            <text:p>High school completion1</text:p>
          </table:table-cell>
          <table:table-cell table:style-name="ce1" office:value-type="string">
            <text:p>Some college, no bachelor's degree2</text:p>
          </table:table-cell>
          <table:table-cell table:style-name="ce1" office:value-type="string">
            <text:p>Bachelor's or higher degree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15 (1.0)</text:p>
          </table:table-cell>
          <table:table-cell office:value-type="string">
            <text:p>12 (0.6)</text:p>
          </table:table-cell>
          <table:table-cell office:value-type="string">
            <text:p>8 (0.4)</text:p>
          </table:table-cell>
          <table:table-cell office:value-type="string">
            <text:p>4 (0.3)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string">
            <text:p>14 (1.2)</text:p>
          </table:table-cell>
          <table:table-cell office:value-type="string">
            <text:p>10 (0.7)</text:p>
          </table:table-cell>
          <table:table-cell office:value-type="string">
            <text:p>8 (0.5)</text:p>
          </table:table-cell>
          <table:table-cell office:value-type="string">
            <text:p>4 (0.3)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string">
            <text:p>12 (1.0)</text:p>
          </table:table-cell>
          <table:table-cell office:value-type="string">
            <text:p>9 (0.5)</text:p>
          </table:table-cell>
          <table:table-cell office:value-type="string">
            <text:p>6 (0.4)</text:p>
          </table:table-cell>
          <table:table-cell office:value-type="string">
            <text:p>2 (0.2)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office:value-type="string">
            <text:p>13 (1.0)</text:p>
          </table:table-cell>
          <table:table-cell office:value-type="string">
            <text:p>9 (0.5)</text:p>
          </table:table-cell>
          <table:table-cell office:value-type="string">
            <text:p>6 (0.4)</text:p>
          </table:table-cell>
          <table:table-cell office:value-type="string">
            <text:p>2 (0.2)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office:value-type="string">
            <text:p>13 (1.2)</text:p>
          </table:table-cell>
          <table:table-cell office:value-type="string">
            <text:p>7 (0.4)</text:p>
          </table:table-cell>
          <table:table-cell office:value-type="string">
            <text:p>4 (0.3)</text:p>
          </table:table-cell>
          <table:table-cell office:value-type="string">
            <text:p>3 (0.2)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office:value-type="string">
            <text:p>9 (1.0)</text:p>
          </table:table-cell>
          <table:table-cell office:value-type="string">
            <text:p>6 (0.4)</text:p>
          </table:table-cell>
          <table:table-cell office:value-type="string">
            <text:p>5 (0.3)</text:p>
          </table:table-cell>
          <table:table-cell office:value-type="string">
            <text:p>2 (0.2)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office:value-type="string">
            <text:p>10 (1.0)</text:p>
          </table:table-cell>
          <table:table-cell office:value-type="string">
            <text:p>6 (0.4)</text:p>
          </table:table-cell>
          <table:table-cell office:value-type="string">
            <text:p>5 (0.3)</text:p>
          </table:table-cell>
          <table:table-cell office:value-type="string">
            <text:p>2 (0.2)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string">
            <text:p>9 (1.2)</text:p>
          </table:table-cell>
          <table:table-cell office:value-type="string">
            <text:p>9 (0.6)</text:p>
          </table:table-cell>
          <table:table-cell office:value-type="string">
            <text:p>6 (0.4)</text:p>
          </table:table-cell>
          <table:table-cell office:value-type="string">
            <text:p>3 (0.3)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office:value-type="string">
            <text:p>11 (1.5)</text:p>
          </table:table-cell>
          <table:table-cell office:value-type="string">
            <text:p>10 (0.6)</text:p>
          </table:table-cell>
          <table:table-cell office:value-type="string">
            <text:p>9 (0.5)</text:p>
          </table:table-cell>
          <table:table-cell office:value-type="string">
            <text:p>4 (0.3)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office:value-type="string">
            <text:p>10 (1.2)</text:p>
          </table:table-cell>
          <table:table-cell office:value-type="string">
            <text:p>7 (0.5)</text:p>
          </table:table-cell>
          <table:table-cell office:value-type="string">
            <text:p>5 (0.5)</text:p>
          </table:table-cell>
          <table:table-cell office:value-type="string">
            <text:p>2 (0.2)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string">
            <text:p>9 (1.5)</text:p>
          </table:table-cell>
          <table:table-cell office:value-type="string">
            <text:p>7 (0.5)</text:p>
          </table:table-cell>
          <table:table-cell office:value-type="string">
            <text:p>4 (0.4)</text:p>
          </table:table-cell>
          <table:table-cell office:value-type="string">
            <text:p>3 (0.3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12:2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2:25:44.92</meta:creation-date>
    <dc:date>2026-03-02T12:26:09.25</dc:date>
    <dc:creator>Scott  Morgan</dc:creator>
    <meta:editing-duration>PT24S</meta:editing-duration>
    <meta:editing-cycles>1</meta:editing-cycles>
    <meta:document-statistic meta:table-count="3" meta:cell-count="60" meta:object-count="0"/>
    <meta:generator>OpenOffice/4.1.16$Win32 OpenOffice.org_project/4116m3$Build-9816</meta:generator>
  </office:meta>
</office:document-meta>
</file>